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6415 - process. 08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9-09" calcext:value-type="date">
            <text:p>09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6424 - process. 09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0-10" calcext:value-type="date">
            <text:p>10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6433 - process. 10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1-10" calcext:value-type="date">
            <text:p>10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6442 - process. 1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2-10" calcext:value-type="date">
            <text:p>10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6451 - process. 1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29"/>
          <table:table-cell table:style-name="ce40" table:formula="of:=[.C7]-[.F7]" office:value-type="float" office:value="300" calcext:value-type="float">
            <text:p>300,00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7])" office:value-type="float" office:value="300" calcext:value-type="float">
            <text:p>300,00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24:23.549914327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24:23.5521612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1-05T14:24:28.980995287</dc:date>
    <meta:print-date>2020-10-05T16:03:21.998000000</meta:print-date>
    <dc:language>pt-PT</dc:language>
    <meta:editing-cycles>576</meta:editing-cycles>
    <meta:editing-duration>P1DT5H4M8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